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6pt"/>
    </style:style>
    <style:style style:name="co2" style:family="table-column">
      <style:table-column-properties fo:break-before="auto" style:column-width="140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.95pt"/>
    </style:style>
    <style:style style:name="co5" style:family="table-column">
      <style:table-column-properties fo:break-before="auto" style:column-width="149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_orders" table:style-name="ta1">
        <table:shapes>
          <draw:frame draw:z-index="0" draw:style-name="gr1" draw:text-style-name="P1" svg:width="661.61pt" svg:height="331.29pt" svg:x="317.23pt" svg:y="199.53pt">
            <loext:p draw:notify-on-update-of-ranges="num_orders.A1:num_orders.A1 num_orders.A2:num_orders.A12 num_orders.B1:num_orders.B1 num_orders.B2:num_orders.B12 num_orders.C1:num_orders.C1 num_orders.C2:num_orders.C12 num_orders.D1:num_orders.D1 num_orders.D2:num_orders.D12 num_orders.E1:num_orders.E1 num_orders.E2:num_orders.E12 num_orders.F1:num_orders.F1 num_orders.F2:num_orders.F12 num_orders.G1:num_orders.G1 num_orders.G2:num_orders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ZIP_no_LA_trading_agents</text:p>
          </table:table-cell>
          <table:table-cell office:value-type="string" calcext:value-type="string">
            <text:p>ZIP+LA_all</text:p>
          </table:table-cell>
          <table:table-cell office:value-type="string" calcext:value-type="string">
            <text:p>ZIP+LA_trading_agents</text:p>
          </table:table-cell>
          <table:table-cell office:value-type="string" calcext:value-type="string">
            <text:p>ZIC_no_LA_trading_agents</text:p>
          </table:table-cell>
          <table:table-cell office:value-type="string" calcext:value-type="string">
            <text:p>ZIC+LA_all</text:p>
          </table:table-cell>
          <table:table-cell office:value-type="string" calcext:value-type="string">
            <text:p>ZIC+LA_trading_ag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.594" calcext:value-type="float">
            <text:p>153.594</text:p>
          </table:table-cell>
          <table:table-cell office:value-type="float" office:value="153.6" calcext:value-type="float">
            <text:p>153.6</text:p>
          </table:table-cell>
          <table:table-cell office:value-type="float" office:value="153.586" calcext:value-type="float">
            <text:p>153.586</text:p>
          </table:table-cell>
          <table:table-cell table:number-columns-repeated="3" office:value-type="float" office:value="223.158" calcext:value-type="float">
            <text:p>223.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.924" calcext:value-type="float">
            <text:p>153.924</text:p>
          </table:table-cell>
          <table:table-cell office:value-type="float" office:value="184.374" calcext:value-type="float">
            <text:p>184.374</text:p>
          </table:table-cell>
          <table:table-cell office:value-type="float" office:value="154.835" calcext:value-type="float">
            <text:p>154.835</text:p>
          </table:table-cell>
          <table:table-cell office:value-type="float" office:value="220.478" calcext:value-type="float">
            <text:p>220.478</text:p>
          </table:table-cell>
          <table:table-cell office:value-type="float" office:value="270.376" calcext:value-type="float">
            <text:p>270.376</text:p>
          </table:table-cell>
          <table:table-cell office:value-type="float" office:value="228.008" calcext:value-type="float">
            <text:p>228.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508" calcext:value-type="float">
            <text:p>154.508</text:p>
          </table:table-cell>
          <table:table-cell office:value-type="float" office:value="193.496" calcext:value-type="float">
            <text:p>193.496</text:p>
          </table:table-cell>
          <table:table-cell office:value-type="float" office:value="155.113" calcext:value-type="float">
            <text:p>155.113</text:p>
          </table:table-cell>
          <table:table-cell office:value-type="float" office:value="219.858" calcext:value-type="float">
            <text:p>219.858</text:p>
          </table:table-cell>
          <table:table-cell office:value-type="float" office:value="279.806" calcext:value-type="float">
            <text:p>279.806</text:p>
          </table:table-cell>
          <table:table-cell office:value-type="float" office:value="228.621" calcext:value-type="float">
            <text:p>228.6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.778" calcext:value-type="float">
            <text:p>154.778</text:p>
          </table:table-cell>
          <table:table-cell office:value-type="float" office:value="198.032" calcext:value-type="float">
            <text:p>198.0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219.682" calcext:value-type="float">
            <text:p>219.682</text:p>
          </table:table-cell>
          <table:table-cell office:value-type="float" office:value="283.04" calcext:value-type="float">
            <text:p>283.04</text:p>
          </table:table-cell>
          <table:table-cell office:value-type="float" office:value="229.288" calcext:value-type="float">
            <text:p>229.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5.808" calcext:value-type="float">
            <text:p>155.808</text:p>
          </table:table-cell>
          <table:table-cell office:value-type="float" office:value="201.556" calcext:value-type="float">
            <text:p>201.556</text:p>
          </table:table-cell>
          <table:table-cell office:value-type="float" office:value="155.722" calcext:value-type="float">
            <text:p>155.722</text:p>
          </table:table-cell>
          <table:table-cell office:value-type="float" office:value="219.224" calcext:value-type="float">
            <text:p>219.224</text:p>
          </table:table-cell>
          <table:table-cell office:value-type="float" office:value="284.49" calcext:value-type="float">
            <text:p>284.49</text:p>
          </table:table-cell>
          <table:table-cell office:value-type="float" office:value="228.98" calcext:value-type="float">
            <text:p>228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6.142" calcext:value-type="float">
            <text:p>156.142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55.872" calcext:value-type="float">
            <text:p>155.872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285.658" calcext:value-type="float">
            <text:p>285.658</text:p>
          </table:table-cell>
          <table:table-cell office:value-type="float" office:value="229.311" calcext:value-type="float">
            <text:p>229.3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04.142" calcext:value-type="float">
            <text:p>204.142</text:p>
          </table:table-cell>
          <table:table-cell office:value-type="float" office:value="156.025" calcext:value-type="float">
            <text:p>156.025</text:p>
          </table:table-cell>
          <table:table-cell office:value-type="float" office:value="218.916" calcext:value-type="float">
            <text:p>218.916</text:p>
          </table:table-cell>
          <table:table-cell office:value-type="float" office:value="286.512" calcext:value-type="float">
            <text:p>286.512</text:p>
          </table:table-cell>
          <table:table-cell office:value-type="float" office:value="229.439" calcext:value-type="float">
            <text:p>229.4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7.342" calcext:value-type="float">
            <text:p>157.342</text:p>
          </table:table-cell>
          <table:table-cell office:value-type="float" office:value="204.96" calcext:value-type="float">
            <text:p>204.96</text:p>
          </table:table-cell>
          <table:table-cell office:value-type="float" office:value="156.005" calcext:value-type="float">
            <text:p>156.005</text:p>
          </table:table-cell>
          <table:table-cell office:value-type="float" office:value="218.446" calcext:value-type="float">
            <text:p>218.446</text:p>
          </table:table-cell>
          <table:table-cell office:value-type="float" office:value="287.372" calcext:value-type="float">
            <text:p>287.372</text:p>
          </table:table-cell>
          <table:table-cell office:value-type="float" office:value="229.378" calcext:value-type="float">
            <text:p>229.3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7.898" calcext:value-type="float">
            <text:p>157.898</text:p>
          </table:table-cell>
          <table:table-cell office:value-type="float" office:value="205.226" calcext:value-type="float">
            <text:p>205.226</text:p>
          </table:table-cell>
          <table:table-cell office:value-type="float" office:value="156.205" calcext:value-type="float">
            <text:p>156.205</text:p>
          </table:table-cell>
          <table:table-cell office:value-type="float" office:value="218.934" calcext:value-type="float">
            <text:p>218.934</text:p>
          </table:table-cell>
          <table:table-cell office:value-type="float" office:value="287.404" calcext:value-type="float">
            <text:p>287.404</text:p>
          </table:table-cell>
          <table:table-cell office:value-type="float" office:value="229.764" calcext:value-type="float">
            <text:p>229.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8.282" calcext:value-type="float">
            <text:p>158.282</text:p>
          </table:table-cell>
          <table:table-cell office:value-type="float" office:value="206.762" calcext:value-type="float">
            <text:p>206.762</text:p>
          </table:table-cell>
          <table:table-cell office:value-type="float" office:value="156.32" calcext:value-type="float">
            <text:p>156.32</text:p>
          </table:table-cell>
          <table:table-cell office:value-type="float" office:value="218.37" calcext:value-type="float">
            <text:p>218.37</text:p>
          </table:table-cell>
          <table:table-cell office:value-type="float" office:value="287.942" calcext:value-type="float">
            <text:p>287.942</text:p>
          </table:table-cell>
          <table:table-cell office:value-type="float" office:value="229.527" calcext:value-type="float">
            <text:p>229.5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8.74" calcext:value-type="float">
            <text:p>158.74</text:p>
          </table:table-cell>
          <table:table-cell office:value-type="float" office:value="206.342" calcext:value-type="float">
            <text:p>206.342</text:p>
          </table:table-cell>
          <table:table-cell office:value-type="float" office:value="156.256" calcext:value-type="float">
            <text:p>156.256</text:p>
          </table:table-cell>
          <table:table-cell office:value-type="float" office:value="218.472" calcext:value-type="float">
            <text:p>218.472</text:p>
          </table:table-cell>
          <table:table-cell office:value-type="float" office:value="288.344" calcext:value-type="float">
            <text:p>288.344</text:p>
          </table:table-cell>
          <table:table-cell office:value-type="float" office:value="229.878" calcext:value-type="float">
            <text:p>229.878</text:p>
          </table:table-cell>
        </table:table-row>
      </table:table>
      <table:table table:name="inefficient" table:style-name="ta1">
        <table:shapes>
          <draw:frame draw:z-index="0" draw:style-name="gr1" draw:text-style-name="P1" svg:width="453.57pt" svg:height="255.23pt" svg:x="434.01pt" svg:y="227.4pt">
            <loext:p draw:notify-on-update-of-ranges="inefficient.A1:inefficient.A1 inefficient.A2:inefficient.A12 inefficient.B1:inefficient.B1 inefficient.B2:inefficient.B12 inefficient.C1:inefficient.C1 inefficient.C2:inefficient.C12 inefficient.D1:inefficient.D1 inefficient.D2:inefficient.D12 inefficient.E1:inefficient.E1 inefficient.E2:inefficient.E12 inefficient.F1:inefficient.F1 inefficient.F2:inefficient.F12 inefficient.G1:inefficient.G1 inefficient.G2:inefficient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ZIP_no_LA_trading_agents</text:p>
          </table:table-cell>
          <table:table-cell office:value-type="string" calcext:value-type="string">
            <text:p>ZIP+LA_all</text:p>
          </table:table-cell>
          <table:table-cell office:value-type="string" calcext:value-type="string">
            <text:p>ZIP+LA_trading_agents</text:p>
          </table:table-cell>
          <table:table-cell office:value-type="string" calcext:value-type="string">
            <text:p>ZIC_no_LA_trading_agents</text:p>
          </table:table-cell>
          <table:table-cell office:value-type="string" calcext:value-type="string">
            <text:p>ZIC+LA_all</text:p>
          </table:table-cell>
          <table:table-cell office:value-type="string" calcext:value-type="string">
            <text:p>ZIC+LA_trading_ag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.504" calcext:value-type="float">
            <text:p>14.504</text:p>
          </table:table-cell>
          <table:table-cell office:value-type="float" office:value="14.495" calcext:value-type="float">
            <text:p>14.495</text:p>
          </table:table-cell>
          <table:table-cell table:number-columns-repeated="3" office:value-type="float" office:value="143.594" calcext:value-type="float">
            <text:p>143.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724" calcext:value-type="float">
            <text:p>14.724</text:p>
          </table:table-cell>
          <table:table-cell office:value-type="float" office:value="43.628" calcext:value-type="float">
            <text:p>43.628</text:p>
          </table:table-cell>
          <table:table-cell office:value-type="float" office:value="27.193" calcext:value-type="float">
            <text:p>27.193</text:p>
          </table:table-cell>
          <table:table-cell office:value-type="float" office:value="138.444" calcext:value-type="float">
            <text:p>138.444</text:p>
          </table:table-cell>
          <table:table-cell office:value-type="float" office:value="195.336" calcext:value-type="float">
            <text:p>195.336</text:p>
          </table:table-cell>
          <table:table-cell office:value-type="float" office:value="161.617" calcext:value-type="float">
            <text:p>161.6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732" calcext:value-type="float">
            <text:p>14.732</text:p>
          </table:table-cell>
          <table:table-cell office:value-type="float" office:value="51.96" calcext:value-type="float">
            <text:p>51.96</text:p>
          </table:table-cell>
          <table:table-cell office:value-type="float" office:value="30.476" calcext:value-type="float">
            <text:p>30.476</text:p>
          </table:table-cell>
          <table:table-cell office:value-type="float" office:value="137.436" calcext:value-type="float">
            <text:p>137.436</text:p>
          </table:table-cell>
          <table:table-cell office:value-type="float" office:value="205.48" calcext:value-type="float">
            <text:p>205.48</text:p>
          </table:table-cell>
          <table:table-cell office:value-type="float" office:value="164.59" calcext:value-type="float">
            <text:p>164.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758" calcext:value-type="float">
            <text:p>15.758</text:p>
          </table:table-cell>
          <table:table-cell office:value-type="float" office:value="55.978" calcext:value-type="float">
            <text:p>55.978</text:p>
          </table:table-cell>
          <table:table-cell office:value-type="float" office:value="32.15" calcext:value-type="float">
            <text:p>32.15</text:p>
          </table:table-cell>
          <table:table-cell office:value-type="float" office:value="137.122" calcext:value-type="float">
            <text:p>137.122</text:p>
          </table:table-cell>
          <table:table-cell office:value-type="float" office:value="209.172" calcext:value-type="float">
            <text:p>209.172</text:p>
          </table:table-cell>
          <table:table-cell office:value-type="float" office:value="166.044" calcext:value-type="float">
            <text:p>166.0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.374" calcext:value-type="float">
            <text:p>16.374</text:p>
          </table:table-cell>
          <table:table-cell office:value-type="float" office:value="59.278" calcext:value-type="float">
            <text:p>59.278</text:p>
          </table:table-cell>
          <table:table-cell office:value-type="float" office:value="33.759" calcext:value-type="float">
            <text:p>33.759</text:p>
          </table:table-cell>
          <table:table-cell office:value-type="float" office:value="136.226" calcext:value-type="float">
            <text:p>136.226</text:p>
          </table:table-cell>
          <table:table-cell office:value-type="float" office:value="210.346" calcext:value-type="float">
            <text:p>210.346</text:p>
          </table:table-cell>
          <table:table-cell office:value-type="float" office:value="165.765" calcext:value-type="float">
            <text:p>165.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318" calcext:value-type="float">
            <text:p>17.318</text:p>
          </table:table-cell>
          <table:table-cell office:value-type="float" office:value="60.82" calcext:value-type="float">
            <text:p>60.82</text:p>
          </table:table-cell>
          <table:table-cell office:value-type="float" office:value="34.412" calcext:value-type="float">
            <text:p>34.412</text:p>
          </table:table-cell>
          <table:table-cell office:value-type="float" office:value="136.098" calcext:value-type="float">
            <text:p>136.098</text:p>
          </table:table-cell>
          <table:table-cell office:value-type="float" office:value="211.756" calcext:value-type="float">
            <text:p>211.756</text:p>
          </table:table-cell>
          <table:table-cell office:value-type="float" office:value="166.596" calcext:value-type="float">
            <text:p>166.5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.468" calcext:value-type="float">
            <text:p>18.468</text:p>
          </table:table-cell>
          <table:table-cell office:value-type="float" office:value="61.974" calcext:value-type="float">
            <text:p>61.974</text:p>
          </table:table-cell>
          <table:table-cell office:value-type="float" office:value="35.125" calcext:value-type="float">
            <text:p>35.125</text:p>
          </table:table-cell>
          <table:table-cell office:value-type="float" office:value="135.592" calcext:value-type="float">
            <text:p>135.592</text:p>
          </table:table-cell>
          <table:table-cell office:value-type="float" office:value="212.734" calcext:value-type="float">
            <text:p>212.734</text:p>
          </table:table-cell>
          <table:table-cell office:value-type="float" office:value="167.07" calcext:value-type="float">
            <text:p>167.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.52" calcext:value-type="float">
            <text:p>19.52</text:p>
          </table:table-cell>
          <table:table-cell office:value-type="float" office:value="62.512" calcext:value-type="float">
            <text:p>62.512</text:p>
          </table:table-cell>
          <table:table-cell office:value-type="float" office:value="35.338" calcext:value-type="float">
            <text:p>35.338</text:p>
          </table:table-cell>
          <table:table-cell office:value-type="float" office:value="134.756" calcext:value-type="float">
            <text:p>134.756</text:p>
          </table:table-cell>
          <table:table-cell office:value-type="float" office:value="213.616" calcext:value-type="float">
            <text:p>213.616</text:p>
          </table:table-cell>
          <table:table-cell office:value-type="float" office:value="167.079" calcext:value-type="float">
            <text:p>167.0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.24" calcext:value-type="float">
            <text:p>20.24</text:p>
          </table:table-cell>
          <table:table-cell office:value-type="float" office:value="62.48" calcext:value-type="float">
            <text:p>62.48</text:p>
          </table:table-cell>
          <table:table-cell office:value-type="float" office:value="35.364" calcext:value-type="float">
            <text:p>35.364</text:p>
          </table:table-cell>
          <table:table-cell office:value-type="float" office:value="135.58" calcext:value-type="float">
            <text:p>135.58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67.624" calcext:value-type="float">
            <text:p>167.6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.964" calcext:value-type="float">
            <text:p>20.964</text:p>
          </table:table-cell>
          <table:table-cell office:value-type="float" office:value="64.158" calcext:value-type="float">
            <text:p>64.158</text:p>
          </table:table-cell>
          <table:table-cell office:value-type="float" office:value="36.103" calcext:value-type="float">
            <text:p>36.103</text:p>
          </table:table-cell>
          <table:table-cell office:value-type="float" office:value="134.608" calcext:value-type="float">
            <text:p>134.608</text:p>
          </table:table-cell>
          <table:table-cell office:value-type="float" office:value="214.3" calcext:value-type="float">
            <text:p>214.3</text:p>
          </table:table-cell>
          <table:table-cell office:value-type="float" office:value="167.346" calcext:value-type="float">
            <text:p>167.3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.474" calcext:value-type="float">
            <text:p>21.474</text:p>
          </table:table-cell>
          <table:table-cell office:value-type="float" office:value="63.504" calcext:value-type="float">
            <text:p>63.504</text:p>
          </table:table-cell>
          <table:table-cell office:value-type="float" office:value="35.845" calcext:value-type="float">
            <text:p>35.845</text:p>
          </table:table-cell>
          <table:table-cell office:value-type="float" office:value="134.79" calcext:value-type="float">
            <text:p>134.79</text:p>
          </table:table-cell>
          <table:table-cell office:value-type="float" office:value="214.906" calcext:value-type="float">
            <text:p>214.906</text:p>
          </table:table-cell>
          <table:table-cell office:value-type="float" office:value="167.974" calcext:value-type="float">
            <text:p>167.974</text:p>
          </table:table-cell>
        </table:table-row>
      </table:table>
      <table:table table:name="Sheet3" table:style-name="ta1">
        <table:shapes>
          <draw:frame draw:z-index="0" draw:style-name="gr1" draw:text-style-name="P1" svg:width="453.26pt" svg:height="255.26pt" svg:x="98.65pt" svg:y="63.24pt">
            <loext:p draw:notify-on-update-of-ranges="Sheet3.A1:Sheet3.A1 Sheet3.B1:Sheet3.G1 Sheet3.A2:Sheet3.A2 Sheet3.B2:Sheet3.G2 Sheet3.A3:Sheet3.A3 Sheet3.B3:Sheet3.G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ZIP_no_LA_trading_agents</text:p>
          </table:table-cell>
          <table:table-cell office:value-type="string" calcext:value-type="string">
            <text:p>ZIP+LA_all</text:p>
          </table:table-cell>
          <table:table-cell office:value-type="string" calcext:value-type="string">
            <text:p>ZIP+LA_trading_agents</text:p>
          </table:table-cell>
          <table:table-cell office:value-type="string" calcext:value-type="string">
            <text:p>ZIC_no_LA_trading_agents</text:p>
          </table:table-cell>
          <table:table-cell office:value-type="string" calcext:value-type="string">
            <text:p>ZIC+LA_all</text:p>
          </table:table-cell>
          <table:table-cell office:value-type="string" calcext:value-type="string">
            <text:p>ZIC+LA_trading_agents</text:p>
          </table:table-cell>
        </table:table-row>
        <table:table-row table:style-name="ro1">
          <table:table-cell office:value-type="string" calcext:value-type="string">
            <text:p>num_orders</text:p>
          </table:table-cell>
          <table:table-cell office:value-type="float" office:value="154.778" calcext:value-type="float">
            <text:p>154.778</text:p>
          </table:table-cell>
          <table:table-cell office:value-type="float" office:value="198.032" calcext:value-type="float">
            <text:p>198.0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219.682" calcext:value-type="float">
            <text:p>219.682</text:p>
          </table:table-cell>
          <table:table-cell office:value-type="float" office:value="283.04" calcext:value-type="float">
            <text:p>283.04</text:p>
          </table:table-cell>
          <table:table-cell office:value-type="float" office:value="229.288" calcext:value-type="float">
            <text:p>229.288</text:p>
          </table:table-cell>
        </table:table-row>
        <table:table-row table:style-name="ro1">
          <table:table-cell office:value-type="string" calcext:value-type="string">
            <text:p>inefficient</text:p>
          </table:table-cell>
          <table:table-cell office:value-type="float" office:value="15.758" calcext:value-type="float">
            <text:p>15.758</text:p>
          </table:table-cell>
          <table:table-cell office:value-type="float" office:value="55.978" calcext:value-type="float">
            <text:p>55.978</text:p>
          </table:table-cell>
          <table:table-cell office:value-type="float" office:value="32.15" calcext:value-type="float">
            <text:p>32.15</text:p>
          </table:table-cell>
          <table:table-cell office:value-type="float" office:value="137.122" calcext:value-type="float">
            <text:p>137.122</text:p>
          </table:table-cell>
          <table:table-cell office:value-type="float" office:value="209.172" calcext:value-type="float">
            <text:p>209.172</text:p>
          </table:table-cell>
          <table:table-cell office:value-type="float" office:value="166.044" calcext:value-type="float">
            <text:p>166.044</text:p>
          </table:table-cell>
        </table:table-row>
      </table:table>
      <table:table table:name="Sheet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22:03:01.716526033</dc:date>
    <meta:editing-duration>PT1H24M29S</meta:editing-duration>
    <meta:editing-cycles>2</meta:editing-cycles>
    <meta:generator>LibreOffice/5.2.7.2$Linux_X86_64 LibreOffice_project/20$Build-2</meta:generator>
    <meta:document-statistic meta:table-count="4" meta:cell-count="1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0.504cm" svg:y="2.958cm" style:legend-expansion="high" chart:style-name="ch2"/>
        <chart:plot-area chart:style-name="ch3" table:cell-range-address="inefficient.A1:inefficient.G12" chart:data-source-has-labels="both" svg:x="0.32cm" svg:y="0.18cm" svg:width="9.864cm" svg:height="8.645cm">
          <chartooo:coordinate-region svg:x="1.127cm" svg:y="0.379cm" svg:width="8.686cm" svg:height="7.799cm"/>
          <chart:axis chart:dimension="x" chart:name="primary-x" chart:style-name="ch4" chartooo:axis-type="auto">
            <chartooo:date-scale/>
            <chart:categories table:cell-range-address="inefficient.A2:inefficien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efficient.B2:inefficient.B12" chart:label-cell-address="inefficient.B1:inefficient.B1" chart:class="chart:line">
            <chart:data-point chart:repeated="11"/>
          </chart:series>
          <chart:series chart:style-name="ch7" chart:values-cell-range-address="inefficient.C2:inefficient.C12" chart:label-cell-address="inefficient.C1:inefficient.C1" chart:class="chart:line">
            <chart:data-point chart:repeated="11"/>
          </chart:series>
          <chart:series chart:style-name="ch8" chart:values-cell-range-address="inefficient.D2:inefficient.D12" chart:label-cell-address="inefficient.D1:inefficient.D1" chart:class="chart:line">
            <chart:data-point chart:repeated="11"/>
          </chart:series>
          <chart:series chart:style-name="ch9" chart:values-cell-range-address="inefficient.E2:inefficient.E12" chart:label-cell-address="inefficient.E1:inefficient.E1" chart:class="chart:line">
            <chart:data-point chart:repeated="11"/>
          </chart:series>
          <chart:series chart:style-name="ch10" chart:values-cell-range-address="inefficient.F2:inefficient.F12" chart:label-cell-address="inefficient.F1:inefficient.F1" chart:class="chart:line">
            <chart:data-point chart:repeated="11"/>
          </chart:series>
          <chart:series chart:style-name="ch11" chart:values-cell-range-address="inefficient.G2:inefficient.G12" chart:label-cell-address="inefficient.G1:inefficient.G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_no_LA_trading_agents</text:p>
                <draw:g>
                  <svg:desc>inefficient.B1:inefficient.B1</svg:desc>
                </draw:g>
              </table:table-cell>
              <table:table-cell office:value-type="string">
                <text:p>ZIP+LA_all</text:p>
                <draw:g>
                  <svg:desc>inefficient.C1:inefficient.C1</svg:desc>
                </draw:g>
              </table:table-cell>
              <table:table-cell office:value-type="string">
                <text:p>ZIP+LA_trading_agents</text:p>
                <draw:g>
                  <svg:desc>inefficient.D1:inefficient.D1</svg:desc>
                </draw:g>
              </table:table-cell>
              <table:table-cell office:value-type="string">
                <text:p>ZIC_no_LA_trading_agents</text:p>
                <draw:g>
                  <svg:desc>inefficient.E1:inefficient.E1</svg:desc>
                </draw:g>
              </table:table-cell>
              <table:table-cell office:value-type="string">
                <text:p>ZIC+LA_all</text:p>
                <draw:g>
                  <svg:desc>inefficient.F1:inefficient.F1</svg:desc>
                </draw:g>
              </table:table-cell>
              <table:table-cell office:value-type="string">
                <text:p>ZIC+LA_trading_agents</text:p>
                <draw:g>
                  <svg:desc>inefficient.G1:inefficient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efficient.A2:inefficient.A12</svg:desc>
                </draw:g>
              </table:table-cell>
              <table:table-cell office:value-type="float" office:value="14.504">
                <text:p>14.504</text:p>
                <draw:g>
                  <svg:desc>inefficient.B2:inefficient.B12</svg:desc>
                </draw:g>
              </table:table-cell>
              <table:table-cell office:value-type="float" office:value="14.504">
                <text:p>14.504</text:p>
                <draw:g>
                  <svg:desc>inefficient.C2:inefficient.C12</svg:desc>
                </draw:g>
              </table:table-cell>
              <table:table-cell office:value-type="float" office:value="14.495">
                <text:p>14.495</text:p>
                <draw:g>
                  <svg:desc>inefficient.D2:inefficient.D12</svg:desc>
                </draw:g>
              </table:table-cell>
              <table:table-cell office:value-type="float" office:value="143.594">
                <text:p>143.594</text:p>
                <draw:g>
                  <svg:desc>inefficient.E2:inefficient.E12</svg:desc>
                </draw:g>
              </table:table-cell>
              <table:table-cell office:value-type="float" office:value="143.594">
                <text:p>143.594</text:p>
                <draw:g>
                  <svg:desc>inefficient.F2:inefficient.F12</svg:desc>
                </draw:g>
              </table:table-cell>
              <table:table-cell office:value-type="float" office:value="143.594">
                <text:p>143.594</text:p>
                <draw:g>
                  <svg:desc>inefficient.G2:inefficient.G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.724">
                <text:p>14.724</text:p>
              </table:table-cell>
              <table:table-cell office:value-type="float" office:value="43.628">
                <text:p>43.628</text:p>
              </table:table-cell>
              <table:table-cell office:value-type="float" office:value="27.193">
                <text:p>27.193</text:p>
              </table:table-cell>
              <table:table-cell office:value-type="float" office:value="138.444">
                <text:p>138.444</text:p>
              </table:table-cell>
              <table:table-cell office:value-type="float" office:value="195.336">
                <text:p>195.336</text:p>
              </table:table-cell>
              <table:table-cell office:value-type="float" office:value="161.617">
                <text:p>161.6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.732">
                <text:p>14.732</text:p>
              </table:table-cell>
              <table:table-cell office:value-type="float" office:value="51.96">
                <text:p>51.96</text:p>
              </table:table-cell>
              <table:table-cell office:value-type="float" office:value="30.476">
                <text:p>30.476</text:p>
              </table:table-cell>
              <table:table-cell office:value-type="float" office:value="137.436">
                <text:p>137.436</text:p>
              </table:table-cell>
              <table:table-cell office:value-type="float" office:value="205.48">
                <text:p>205.48</text:p>
              </table:table-cell>
              <table:table-cell office:value-type="float" office:value="164.59">
                <text:p>164.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.758">
                <text:p>15.758</text:p>
              </table:table-cell>
              <table:table-cell office:value-type="float" office:value="55.978">
                <text:p>55.978</text:p>
              </table:table-cell>
              <table:table-cell office:value-type="float" office:value="32.15">
                <text:p>32.15</text:p>
              </table:table-cell>
              <table:table-cell office:value-type="float" office:value="137.122">
                <text:p>137.122</text:p>
              </table:table-cell>
              <table:table-cell office:value-type="float" office:value="209.172">
                <text:p>209.172</text:p>
              </table:table-cell>
              <table:table-cell office:value-type="float" office:value="166.044">
                <text:p>166.0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.374">
                <text:p>16.374</text:p>
              </table:table-cell>
              <table:table-cell office:value-type="float" office:value="59.278">
                <text:p>59.278</text:p>
              </table:table-cell>
              <table:table-cell office:value-type="float" office:value="33.759">
                <text:p>33.759</text:p>
              </table:table-cell>
              <table:table-cell office:value-type="float" office:value="136.226">
                <text:p>136.226</text:p>
              </table:table-cell>
              <table:table-cell office:value-type="float" office:value="210.346">
                <text:p>210.346</text:p>
              </table:table-cell>
              <table:table-cell office:value-type="float" office:value="165.765">
                <text:p>165.7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.318">
                <text:p>17.318</text:p>
              </table:table-cell>
              <table:table-cell office:value-type="float" office:value="60.82">
                <text:p>60.82</text:p>
              </table:table-cell>
              <table:table-cell office:value-type="float" office:value="34.412">
                <text:p>34.412</text:p>
              </table:table-cell>
              <table:table-cell office:value-type="float" office:value="136.098">
                <text:p>136.098</text:p>
              </table:table-cell>
              <table:table-cell office:value-type="float" office:value="211.756">
                <text:p>211.756</text:p>
              </table:table-cell>
              <table:table-cell office:value-type="float" office:value="166.596">
                <text:p>166.5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.468">
                <text:p>18.468</text:p>
              </table:table-cell>
              <table:table-cell office:value-type="float" office:value="61.974">
                <text:p>61.974</text:p>
              </table:table-cell>
              <table:table-cell office:value-type="float" office:value="35.125">
                <text:p>35.125</text:p>
              </table:table-cell>
              <table:table-cell office:value-type="float" office:value="135.592">
                <text:p>135.592</text:p>
              </table:table-cell>
              <table:table-cell office:value-type="float" office:value="212.734">
                <text:p>212.734</text:p>
              </table:table-cell>
              <table:table-cell office:value-type="float" office:value="167.07">
                <text:p>167.0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.52">
                <text:p>19.52</text:p>
              </table:table-cell>
              <table:table-cell office:value-type="float" office:value="62.512">
                <text:p>62.512</text:p>
              </table:table-cell>
              <table:table-cell office:value-type="float" office:value="35.338">
                <text:p>35.338</text:p>
              </table:table-cell>
              <table:table-cell office:value-type="float" office:value="134.756">
                <text:p>134.756</text:p>
              </table:table-cell>
              <table:table-cell office:value-type="float" office:value="213.616">
                <text:p>213.616</text:p>
              </table:table-cell>
              <table:table-cell office:value-type="float" office:value="167.079">
                <text:p>167.0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.24">
                <text:p>20.24</text:p>
              </table:table-cell>
              <table:table-cell office:value-type="float" office:value="62.48">
                <text:p>62.48</text:p>
              </table:table-cell>
              <table:table-cell office:value-type="float" office:value="35.364">
                <text:p>35.364</text:p>
              </table:table-cell>
              <table:table-cell office:value-type="float" office:value="135.58">
                <text:p>135.58</text:p>
              </table:table-cell>
              <table:table-cell office:value-type="float" office:value="213.922">
                <text:p>213.922</text:p>
              </table:table-cell>
              <table:table-cell office:value-type="float" office:value="167.624">
                <text:p>167.6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.964">
                <text:p>20.964</text:p>
              </table:table-cell>
              <table:table-cell office:value-type="float" office:value="64.158">
                <text:p>64.158</text:p>
              </table:table-cell>
              <table:table-cell office:value-type="float" office:value="36.103">
                <text:p>36.103</text:p>
              </table:table-cell>
              <table:table-cell office:value-type="float" office:value="134.608">
                <text:p>134.608</text:p>
              </table:table-cell>
              <table:table-cell office:value-type="float" office:value="214.3">
                <text:p>214.3</text:p>
              </table:table-cell>
              <table:table-cell office:value-type="float" office:value="167.346">
                <text:p>167.3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474">
                <text:p>21.474</text:p>
              </table:table-cell>
              <table:table-cell office:value-type="float" office:value="63.504">
                <text:p>63.504</text:p>
              </table:table-cell>
              <table:table-cell office:value-type="float" office:value="35.845">
                <text:p>35.845</text:p>
              </table:table-cell>
              <table:table-cell office:value-type="float" office:value="134.79">
                <text:p>134.79</text:p>
              </table:table-cell>
              <table:table-cell office:value-type="float" office:value="214.906">
                <text:p>214.906</text:p>
              </table:table-cell>
              <table:table-cell office:value-type="float" office:value="167.974">
                <text:p>167.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41cm" svg:height="11.688cm" xlink:href=".." xlink:type="simple" chart:class="chart:line" chart:style-name="ch1">
        <chart:legend chart:legend-position="end" svg:x="17.843cm" svg:y="4.3cm" style:legend-expansion="high" chart:style-name="ch2"/>
        <chart:plot-area chart:style-name="ch3" table:cell-range-address="num_orders.A1:num_orders.G12" chart:data-source-has-labels="both" svg:x="0.466cm" svg:y="0.233cm" svg:width="16.911cm" svg:height="11.222cm">
          <chartooo:coordinate-region svg:x="1.273cm" svg:y="0.433cm" svg:width="15.732cm" svg:height="10.375cm"/>
          <chart:axis chart:dimension="x" chart:name="primary-x" chart:style-name="ch4" chartooo:axis-type="auto">
            <chartooo:date-scale/>
            <chart:categories table:cell-range-address="num_orders.A2:num_orders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um_orders.B2:num_orders.B12" chart:label-cell-address="num_orders.B1:num_orders.B1" chart:class="chart:line">
            <chart:data-point chart:repeated="11"/>
          </chart:series>
          <chart:series chart:style-name="ch7" chart:values-cell-range-address="num_orders.C2:num_orders.C12" chart:label-cell-address="num_orders.C1:num_orders.C1" chart:class="chart:line">
            <chart:data-point chart:repeated="11"/>
          </chart:series>
          <chart:series chart:style-name="ch8" chart:values-cell-range-address="num_orders.D2:num_orders.D12" chart:label-cell-address="num_orders.D1:num_orders.D1" chart:class="chart:line">
            <chart:data-point chart:repeated="11"/>
          </chart:series>
          <chart:series chart:style-name="ch9" chart:values-cell-range-address="num_orders.E2:num_orders.E12" chart:label-cell-address="num_orders.E1:num_orders.E1" chart:class="chart:line">
            <chart:data-point chart:repeated="11"/>
          </chart:series>
          <chart:series chart:style-name="ch10" chart:values-cell-range-address="num_orders.F2:num_orders.F12" chart:label-cell-address="num_orders.F1:num_orders.F1" chart:class="chart:line">
            <chart:data-point chart:repeated="11"/>
          </chart:series>
          <chart:series chart:style-name="ch11" chart:values-cell-range-address="num_orders.G2:num_orders.G12" chart:label-cell-address="num_orders.G1:num_orders.G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_no_LA_trading_agents</text:p>
                <draw:g>
                  <svg:desc>num_orders.B1:num_orders.B1</svg:desc>
                </draw:g>
              </table:table-cell>
              <table:table-cell office:value-type="string">
                <text:p>ZIP+LA_all</text:p>
                <draw:g>
                  <svg:desc>num_orders.C1:num_orders.C1</svg:desc>
                </draw:g>
              </table:table-cell>
              <table:table-cell office:value-type="string">
                <text:p>ZIP+LA_trading_agents</text:p>
                <draw:g>
                  <svg:desc>num_orders.D1:num_orders.D1</svg:desc>
                </draw:g>
              </table:table-cell>
              <table:table-cell office:value-type="string">
                <text:p>ZIC_no_LA_trading_agents</text:p>
                <draw:g>
                  <svg:desc>num_orders.E1:num_orders.E1</svg:desc>
                </draw:g>
              </table:table-cell>
              <table:table-cell office:value-type="string">
                <text:p>ZIC+LA_all</text:p>
                <draw:g>
                  <svg:desc>num_orders.F1:num_orders.F1</svg:desc>
                </draw:g>
              </table:table-cell>
              <table:table-cell office:value-type="string">
                <text:p>ZIC+LA_trading_agents</text:p>
                <draw:g>
                  <svg:desc>num_orders.G1:num_orders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um_orders.A2:num_orders.A12</svg:desc>
                </draw:g>
              </table:table-cell>
              <table:table-cell office:value-type="float" office:value="153.594">
                <text:p>153.594</text:p>
                <draw:g>
                  <svg:desc>num_orders.B2:num_orders.B12</svg:desc>
                </draw:g>
              </table:table-cell>
              <table:table-cell office:value-type="float" office:value="153.6">
                <text:p>153.6</text:p>
                <draw:g>
                  <svg:desc>num_orders.C2:num_orders.C12</svg:desc>
                </draw:g>
              </table:table-cell>
              <table:table-cell office:value-type="float" office:value="153.586">
                <text:p>153.586</text:p>
                <draw:g>
                  <svg:desc>num_orders.D2:num_orders.D12</svg:desc>
                </draw:g>
              </table:table-cell>
              <table:table-cell office:value-type="float" office:value="223.158">
                <text:p>223.158</text:p>
                <draw:g>
                  <svg:desc>num_orders.E2:num_orders.E12</svg:desc>
                </draw:g>
              </table:table-cell>
              <table:table-cell office:value-type="float" office:value="223.158">
                <text:p>223.158</text:p>
                <draw:g>
                  <svg:desc>num_orders.F2:num_orders.F12</svg:desc>
                </draw:g>
              </table:table-cell>
              <table:table-cell office:value-type="float" office:value="223.158">
                <text:p>223.158</text:p>
                <draw:g>
                  <svg:desc>num_orders.G2:num_orders.G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3.924">
                <text:p>153.924</text:p>
              </table:table-cell>
              <table:table-cell office:value-type="float" office:value="184.374">
                <text:p>184.374</text:p>
              </table:table-cell>
              <table:table-cell office:value-type="float" office:value="154.835">
                <text:p>154.835</text:p>
              </table:table-cell>
              <table:table-cell office:value-type="float" office:value="220.478">
                <text:p>220.478</text:p>
              </table:table-cell>
              <table:table-cell office:value-type="float" office:value="270.376">
                <text:p>270.376</text:p>
              </table:table-cell>
              <table:table-cell office:value-type="float" office:value="228.008">
                <text:p>228.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4.508">
                <text:p>154.508</text:p>
              </table:table-cell>
              <table:table-cell office:value-type="float" office:value="193.496">
                <text:p>193.496</text:p>
              </table:table-cell>
              <table:table-cell office:value-type="float" office:value="155.113">
                <text:p>155.113</text:p>
              </table:table-cell>
              <table:table-cell office:value-type="float" office:value="219.858">
                <text:p>219.858</text:p>
              </table:table-cell>
              <table:table-cell office:value-type="float" office:value="279.806">
                <text:p>279.806</text:p>
              </table:table-cell>
              <table:table-cell office:value-type="float" office:value="228.621">
                <text:p>228.6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4.778">
                <text:p>154.778</text:p>
              </table:table-cell>
              <table:table-cell office:value-type="float" office:value="198.032">
                <text:p>198.032</text:p>
              </table:table-cell>
              <table:table-cell office:value-type="float" office:value="155.304">
                <text:p>155.304</text:p>
              </table:table-cell>
              <table:table-cell office:value-type="float" office:value="219.682">
                <text:p>219.682</text:p>
              </table:table-cell>
              <table:table-cell office:value-type="float" office:value="283.04">
                <text:p>283.04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5.808">
                <text:p>155.808</text:p>
              </table:table-cell>
              <table:table-cell office:value-type="float" office:value="201.556">
                <text:p>201.556</text:p>
              </table:table-cell>
              <table:table-cell office:value-type="float" office:value="155.722">
                <text:p>155.722</text:p>
              </table:table-cell>
              <table:table-cell office:value-type="float" office:value="219.224">
                <text:p>219.224</text:p>
              </table:table-cell>
              <table:table-cell office:value-type="float" office:value="284.49">
                <text:p>284.49</text:p>
              </table:table-cell>
              <table:table-cell office:value-type="float" office:value="228.98">
                <text:p>228.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6.142">
                <text:p>156.142</text:p>
              </table:table-cell>
              <table:table-cell office:value-type="float" office:value="203.228">
                <text:p>203.228</text:p>
              </table:table-cell>
              <table:table-cell office:value-type="float" office:value="155.872">
                <text:p>155.872</text:p>
              </table:table-cell>
              <table:table-cell office:value-type="float" office:value="219.162">
                <text:p>219.162</text:p>
              </table:table-cell>
              <table:table-cell office:value-type="float" office:value="285.658">
                <text:p>285.658</text:p>
              </table:table-cell>
              <table:table-cell office:value-type="float" office:value="229.311">
                <text:p>229.31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6.688">
                <text:p>156.688</text:p>
              </table:table-cell>
              <table:table-cell office:value-type="float" office:value="204.142">
                <text:p>204.142</text:p>
              </table:table-cell>
              <table:table-cell office:value-type="float" office:value="156.025">
                <text:p>156.025</text:p>
              </table:table-cell>
              <table:table-cell office:value-type="float" office:value="218.916">
                <text:p>218.916</text:p>
              </table:table-cell>
              <table:table-cell office:value-type="float" office:value="286.512">
                <text:p>286.512</text:p>
              </table:table-cell>
              <table:table-cell office:value-type="float" office:value="229.439">
                <text:p>229.4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7.342">
                <text:p>157.342</text:p>
              </table:table-cell>
              <table:table-cell office:value-type="float" office:value="204.96">
                <text:p>204.96</text:p>
              </table:table-cell>
              <table:table-cell office:value-type="float" office:value="156.005">
                <text:p>156.005</text:p>
              </table:table-cell>
              <table:table-cell office:value-type="float" office:value="218.446">
                <text:p>218.446</text:p>
              </table:table-cell>
              <table:table-cell office:value-type="float" office:value="287.372">
                <text:p>287.372</text:p>
              </table:table-cell>
              <table:table-cell office:value-type="float" office:value="229.378">
                <text:p>229.3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7.898">
                <text:p>157.898</text:p>
              </table:table-cell>
              <table:table-cell office:value-type="float" office:value="205.226">
                <text:p>205.226</text:p>
              </table:table-cell>
              <table:table-cell office:value-type="float" office:value="156.205">
                <text:p>156.205</text:p>
              </table:table-cell>
              <table:table-cell office:value-type="float" office:value="218.934">
                <text:p>218.934</text:p>
              </table:table-cell>
              <table:table-cell office:value-type="float" office:value="287.404">
                <text:p>287.404</text:p>
              </table:table-cell>
              <table:table-cell office:value-type="float" office:value="229.764">
                <text:p>229.76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8.282">
                <text:p>158.282</text:p>
              </table:table-cell>
              <table:table-cell office:value-type="float" office:value="206.762">
                <text:p>206.762</text:p>
              </table:table-cell>
              <table:table-cell office:value-type="float" office:value="156.32">
                <text:p>156.32</text:p>
              </table:table-cell>
              <table:table-cell office:value-type="float" office:value="218.37">
                <text:p>218.37</text:p>
              </table:table-cell>
              <table:table-cell office:value-type="float" office:value="287.942">
                <text:p>287.942</text:p>
              </table:table-cell>
              <table:table-cell office:value-type="float" office:value="229.527">
                <text:p>229.5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8.74">
                <text:p>158.74</text:p>
              </table:table-cell>
              <table:table-cell office:value-type="float" office:value="206.342">
                <text:p>206.342</text:p>
              </table:table-cell>
              <table:table-cell office:value-type="float" office:value="156.256">
                <text:p>156.256</text:p>
              </table:table-cell>
              <table:table-cell office:value-type="float" office:value="218.472">
                <text:p>218.472</text:p>
              </table:table-cell>
              <table:table-cell office:value-type="float" office:value="288.344">
                <text:p>288.344</text:p>
              </table:table-cell>
              <table:table-cell office:value-type="float" office:value="229.878">
                <text:p>229.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3.437cm" svg:y="3.955cm" style:legend-expansion="high" chart:style-name="ch2"/>
        <chart:plot-area chart:style-name="ch3" table:cell-range-address="Sheet3.A1:Sheet3.G3" chart:data-source-has-labels="both" svg:x="0.319cm" svg:y="0.18cm" svg:width="12.799cm" svg:height="8.646cm">
          <chartooo:coordinate-region svg:x="2.475cm" svg:y="0.18cm" svg:width="10.643cm" svg:height="4.978cm"/>
          <chart:axis chart:dimension="x" chart:name="primary-x" chart:style-name="ch4" chartooo:axis-type="auto">
            <chartooo:date-scale/>
            <chart:categories table:cell-range-address="Sheet3.B1:Sheet3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G2" chart:label-cell-address="Sheet3.A2:Sheet3.A2" chart:class="chart:bar">
            <chart:data-point chart:repeated="6"/>
          </chart:series>
          <chart:series chart:style-name="ch8" chart:values-cell-range-address="Sheet3.B3:Sheet3.G3" chart:label-cell-address="Sheet3.A3:Sheet3.A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_no_LA_trading_agents</text:p>
                <draw:g>
                  <svg:desc>Sheet3.B1:Sheet3.G1</svg:desc>
                </draw:g>
              </table:table-cell>
              <table:table-cell office:value-type="string">
                <text:p>ZIP+LA_all</text:p>
              </table:table-cell>
              <table:table-cell office:value-type="string">
                <text:p>ZIP+LA_trading_agents</text:p>
              </table:table-cell>
              <table:table-cell office:value-type="string">
                <text:p>ZIC_no_LA_trading_agents</text:p>
              </table:table-cell>
              <table:table-cell office:value-type="string">
                <text:p>ZIC+LA_all</text:p>
              </table:table-cell>
              <table:table-cell office:value-type="string">
                <text:p>ZIC+LA_trading_agents</text:p>
              </table:table-cell>
            </table:table-row>
          </table:table-header-rows>
          <table:table-rows>
            <table:table-row>
              <table:table-cell office:value-type="string">
                <text:p>num_orders</text:p>
                <draw:g>
                  <svg:desc>Sheet3.A2:Sheet3.A2</svg:desc>
                </draw:g>
              </table:table-cell>
              <table:table-cell office:value-type="float" office:value="154.778">
                <text:p>154.778</text:p>
                <draw:g>
                  <svg:desc>Sheet3.B2:Sheet3.G2</svg:desc>
                </draw:g>
              </table:table-cell>
              <table:table-cell office:value-type="float" office:value="198.032">
                <text:p>198.032</text:p>
              </table:table-cell>
              <table:table-cell office:value-type="float" office:value="155.304">
                <text:p>155.304</text:p>
              </table:table-cell>
              <table:table-cell office:value-type="float" office:value="219.682">
                <text:p>219.682</text:p>
              </table:table-cell>
              <table:table-cell office:value-type="float" office:value="283.04">
                <text:p>283.04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inefficient</text:p>
                <draw:g>
                  <svg:desc>Sheet3.A3:Sheet3.A3</svg:desc>
                </draw:g>
              </table:table-cell>
              <table:table-cell office:value-type="float" office:value="15.758">
                <text:p>15.758</text:p>
                <draw:g>
                  <svg:desc>Sheet3.B3:Sheet3.G3</svg:desc>
                </draw:g>
              </table:table-cell>
              <table:table-cell office:value-type="float" office:value="55.978">
                <text:p>55.978</text:p>
              </table:table-cell>
              <table:table-cell office:value-type="float" office:value="32.15">
                <text:p>32.15</text:p>
              </table:table-cell>
              <table:table-cell office:value-type="float" office:value="137.122">
                <text:p>137.122</text:p>
              </table:table-cell>
              <table:table-cell office:value-type="float" office:value="209.172">
                <text:p>209.172</text:p>
              </table:table-cell>
              <table:table-cell office:value-type="float" office:value="166.044">
                <text:p>166.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